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935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4.66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5.205cm"/>
    </style:style>
    <style:style style:name="co9" style:family="table-column">
      <style:table-column-properties fo:break-before="auto" style:column-width="0.81cm"/>
    </style:style>
    <style:style style:name="co10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14cm"/>
    </style:style>
    <style:style style:name="co12" style:family="table-column">
      <style:table-column-properties fo:break-before="auto" style:column-width="4.216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3.642cm"/>
    </style:style>
    <style:style style:name="co15" style:family="table-column">
      <style:table-column-properties fo:break-before="auto" style:column-width="0.818cm"/>
    </style:style>
    <style:style style:name="co16" style:family="table-column">
      <style:table-column-properties fo:break-before="auto" style:column-width="2.822cm"/>
    </style:style>
    <style:style style:name="co17" style:family="table-column">
      <style:table-column-properties fo:break-before="auto" style:column-width="5.38cm"/>
    </style:style>
    <style:style style:name="co26" style:family="table-column">
      <style:table-column-properties fo:break-before="auto" style:column-width="3.522cm"/>
    </style:style>
    <style:style style:name="co27" style:family="table-column">
      <style:table-column-properties fo:break-before="auto" style:column-width="3.112cm"/>
    </style:style>
    <style:style style:name="co28" style:family="table-column">
      <style:table-column-properties fo:break-before="auto" style:column-width="0.977cm"/>
    </style:style>
    <style:style style:name="co29" style:family="table-column">
      <style:table-column-properties fo:break-before="auto" style:column-width="4.593cm"/>
    </style:style>
    <style:style style:name="co30" style:family="table-column">
      <style:table-column-properties fo:break-before="auto" style:column-width="2.125cm"/>
    </style:style>
    <style:style style:name="co31" style:family="table-column">
      <style:table-column-properties fo:break-before="auto" style:column-width="1.531cm"/>
    </style:style>
    <style:style style:name="co32" style:family="table-column">
      <style:table-column-properties fo:break-before="auto" style:column-width="4.38cm"/>
    </style:style>
    <style:style style:name="co33" style:family="table-column">
      <style:table-column-properties fo:break-before="auto" style:column-width="0.935cm"/>
    </style:style>
    <style:style style:name="co34" style:family="table-column">
      <style:table-column-properties fo:break-before="auto" style:column-width="2.902cm"/>
    </style:style>
    <style:style style:name="co35" style:family="table-column">
      <style:table-column-properties fo:break-before="auto" style:column-width="2.459cm"/>
    </style:style>
    <style:style style:name="co36" style:family="table-column">
      <style:table-column-properties fo:break-before="auto" style:column-width="1.039cm"/>
    </style:style>
    <style:style style:name="co37" style:family="table-column">
      <style:table-column-properties fo:break-before="auto" style:column-width="1.081cm"/>
    </style:style>
    <style:style style:name="co38" style:family="table-column">
      <style:table-column-properties fo:break-before="auto" style:column-width="2.785cm"/>
    </style:style>
    <style:style style:name="co39" style:family="table-column">
      <style:table-column-properties fo:break-before="auto" style:column-width="3.93cm"/>
    </style:style>
    <style:style style:name="co40" style:family="table-column">
      <style:table-column-properties fo:break-before="auto" style:column-width="3.607cm"/>
    </style:style>
    <style:style style:name="co41" style:family="table-column">
      <style:table-column-properties fo:break-before="auto" style:column-width="1.011cm"/>
    </style:style>
    <style:style style:name="co42" style:family="table-column">
      <style:table-column-properties fo:break-before="auto" style:column-width="3.071cm"/>
    </style:style>
    <style:style style:name="co43" style:family="table-column">
      <style:table-column-properties fo:break-before="auto" style:column-width="3.168cm"/>
    </style:style>
    <style:style style:name="co44" style:family="table-column">
      <style:table-column-properties fo:break-before="auto" style:column-width="1.249cm"/>
    </style:style>
    <style:style style:name="co45" style:family="table-column">
      <style:table-column-properties fo:break-before="auto" style:column-width="3.126cm"/>
    </style:style>
    <style:style style:name="co46" style:family="table-column">
      <style:table-column-properties fo:break-before="auto" style:column-width="2.963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917cm" fo:break-before="auto" style:use-optimal-row-height="true"/>
    </style:style>
    <style:style style:name="ro9" style:family="table-row">
      <style:table-row-properties style:row-height="0.635cm" fo:break-before="auto" style:use-optimal-row-height="true"/>
    </style:style>
    <style:style style:name="ro10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ff0000" fo:border="0.06pt solid #000000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58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1.545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NOTA" table:style-name="ta1">
        <table:table-column table:style-name="co1" table:default-cell-style-name="Default"/>
        <table:table-row table:style-name="ro1">
          <table:table-cell office:value-type="string" calcext:value-type="string">
            <text:p>Per i decimali usa il tipo di dato DECIMAL o NUMERIC mai REAL/DOUBLE PRECISION</text:p>
          </table:table-cell>
        </table:table-row>
      </table:table>
      <table:table table:name="Aziend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3">
          <table:table-cell table:style-name="ce1" office:value-type="string" calcext:value-type="string" table:number-columns-spanned="3" table:number-rows-spanned="1">
            <text:p>Azienda</text:p>
          </table:table-cell>
          <table:covered-table-cell table:style-name="ce4"/>
          <table:covered-table-cell table:style-name="ce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 PRIMARY KEY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rag_sociale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ndirizzo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id_citt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itta" xlink:type="simple">citta.id</text:a></text:p>
          </table:table-cell>
        </table:table-row>
        <table:table-row table:style-name="ro1">
          <table:table-cell table:style-name="ce3" office:value-type="string" calcext:value-type="string">
            <text:p>id_provincia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Provincia" xlink:type="simple">provincia.id</text:a></text:p>
          </table:table-cell>
        </table:table-row>
        <table:table-row table:style-name="ro1">
          <table:table-cell table:style-name="ce3" office:value-type="string" calcext:value-type="string">
            <text:p>id_cap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ap" xlink:type="simple">cap.id</text:a></text:p>
          </table:table-cell>
        </table:table-row>
        <table:table-row table:style-name="ro1">
          <table:table-cell table:style-name="ce3" office:value-type="string" calcext:value-type="string">
            <text:p>id_stat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tato" xlink:type="simple">stato.id</text:a></text:p>
          </table:table-cell>
        </table:table-row>
        <table:table-row table:style-name="ro1"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fax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prt_iva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d_fisc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office:annotation office:display="true" draw:style-name="gr1" draw:text-style-name="P2" svg:width="4.796cm" svg:height="0.596cm" svg:x="5.121cm" svg:y="7.52cm" draw:caption-point-x="-1.544cm" draw:caption-point-y="-0.938cm">
              <dc:date>2013-12-14T00:00:00</dc:date>
              <text:p text:style-name="P1"><text:span text:style-name="T1">Iscrizione tribunale</text:span></text:p>
            </office:annotation>
            <text:p>iscr_trib</text:p>
          </table:table-cell>
          <table:table-cell table:style-name="ce5" office:value-type="string" calcext:value-type="string">
            <text:p>TEXT UNIQUE NOT NULL</text:p>
          </table:table-cell>
          <table:table-cell table:style-name="ce5">
            <office:annotation office:display="true" draw:style-name="gr1" draw:text-style-name="P2" svg:width="4.176cm" svg:height="0.596cm" svg:x="12.329cm" svg:y="6.499cm" draw:caption-point-x="-1.816cm" draw:caption-point-y="0.083cm">
              <dc:date>2012-03-12T00:00:00</dc:date>
              <text:p text:style-name="P1"><text:span text:style-name="T1">Che tipo di dato e'?</text:span></text:p>
            </office:annotation>
          </table:table-cell>
        </table:table-row>
        <table:table-row table:style-name="ro1">
          <table:table-cell table:style-name="ce3" office:value-type="string" calcext:value-type="string">
            <office:annotation office:display="true" draw:style-name="gr1" draw:text-style-name="P2" svg:width="5.229cm" svg:height="1.386cm" svg:x="1.77cm" svg:y="9.543cm" draw:caption-point-x="1.807cm" draw:caption-point-y="-2.534cm">
              <dc:date>2013-12-14T00:00:00</dc:date>
              <text:p text:style-name="P1"><text:span text:style-name="T1">Camera di commercio, industria, artigianato e agricoltura</text:span></text:p>
            </office:annotation>
            <text:p>cciaa</text:p>
          </table:table-cell>
          <table:table-cell table:style-name="ce5" office:value-type="string" calcext:value-type="string">
            <text:p>TEXT UNIQUE NOT NULL</text:p>
          </table:table-cell>
          <table:table-cell table:style-name="ce5">
            <office:annotation office:display="true" draw:style-name="gr2" draw:text-style-name="P2" svg:width="4.602cm" svg:height="0.78cm" svg:x="12.072cm" svg:y="7.869cm" draw:caption-point-x="-1.559cm" draw:caption-point-y="-0.86cm">
              <dc:date>2012-03-12T00:00:00</dc:date>
              <text:p text:style-name="P1"><text:span text:style-name="T1">Che tipo di dato e'?</text:span></text:p>
            </office:annotation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" table:style-name="ta1" table:print="false">
        <table:table-column table:style-name="co5" table:default-cell-style-name="ce8"/>
        <table:table-column table:style-name="co4" table:default-cell-style-name="ce6"/>
        <table:table-column table:style-name="co6" table:default-cell-style-name="Default"/>
        <table:table-column table:style-name="co7" table:default-cell-style-name="ce8"/>
        <table:table-column table:style-name="co8" table:default-cell-style-name="ce6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3">
          <table:table-cell table:style-name="ce7" office:value-type="string" calcext:value-type="string" table:number-columns-spanned="2" table:number-rows-spanned="1">
            <office:annotation draw:style-name="gr3" draw:text-style-name="P2" svg:width="6.286cm" svg:height="2.176cm" svg:x="7.535cm" svg:y="0cm" draw:caption-point-x="-0.61cm" draw:caption-point-y="0.01cm">
              <dc:date>2013-12-14T00:00:00</dc:date>
              <text:p text:style-name="P2"><text:span text:style-name="T1">Tipo di ditta</text:span></text:p>
              <text:p text:style-name="P2"><text:span text:style-name="T1"/></text:p>
              <text:p text:style-name="P2"><text:span text:style-name="T1">Utilizzato nell'anagrafica clienti fornitori per specificare se il cliente è un privato, società, ecc....</text:span></text:p>
            </office:annotation>
            <text:p>tipo_ditt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1" draw:text-style-name="P2" svg:width="2.899cm" svg:height="0.596cm" svg:x="16.108cm" svg:y="0cm" draw:caption-point-x="-0.61cm" draw:caption-point-y="0.01cm">
              <dc:date>2013-12-14T00:00:00</dc:date>
              <text:p text:style-name="P2"><text:span text:style-name="T1">Marca articolo</text:span></text:p>
            </office:annotation>
            <text:p>marc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text:p>Casuale trasporto</text:p>
          </table:table-cell>
          <table:covered-table-cell table:style-name="ce5"/>
          <table:table-cell/>
          <table:table-cell table:style-name="ce11" office:value-type="string" calcext:value-type="string" table:number-columns-spanned="2" table:number-rows-spanned="1">
            <text:p>Valori Predefiniti Tipo ditta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4" office:value-type="string" calcext:value-type="string">
            <text:p>Privato</text:p>
          </table:table-cell>
        </table:table-row>
        <table:table-row table:style-name="ro1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Ditta individuale </text:p>
          </table:table-cell>
        </table:table-row>
        <table:table-row table:style-name="ro1">
          <table:table-cell table:number-columns-repeated="6"/>
          <table:table-cell table:style-name="ce8"/>
          <table:table-cell table:style-name="ce6"/>
          <table:table-cell/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Società</text:p>
          </table:table-cell>
        </table:table-row>
        <table:table-row table:style-name="ro3">
          <table:table-cell table:style-name="ce7" office:value-type="string" calcext:value-type="string" table:number-columns-spanned="2" table:number-rows-spanned="1">
            <text:p>citt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4" draw:text-style-name="P2" svg:width="5.921cm" svg:height="1.781cm" svg:x="16.108cm" svg:y="0.376cm" draw:caption-point-x="-0.61cm" draw:caption-point-y="1.51cm">
              <dc:date>2013-12-14T00:00:00</dc:date>
              <text:p text:style-name="P2"><text:span text:style-name="T1">Categoria merceologica</text:span></text:p>
              <text:p text:style-name="P2"><text:span text:style-name="T1"/></text:p>
              <text:p text:style-name="P2"><text:span text:style-name="T1">Specifica le varie categorie degli articoli</text:span></text:p>
            </office:annotation>
            <text:p>cat_merce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text:p>vettore</text:p>
          </table:table-cell>
          <table:covered-table-cell table:style-name="ce5"/>
          <table:table-cell/>
          <table:table-cell table:style-name="ce12" office:value-type="float" office:value="4" calcext:value-type="float">
            <text:p>4</text:p>
          </table:table-cell>
          <table:table-cell table:style-name="ce4" office:value-type="string" calcext:value-type="string">
            <text:p>Altro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10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1" office:value-type="string" calcext:value-type="string" table:number-columns-spanned="2" table:number-rows-spanned="1">
            <text:p>Valori Predefiniti um</text:p>
          </table:table-cell>
          <table:covered-table-cell table:style-name="ce12"/>
        </table:table-row>
        <table:table-row table:style-name="ro1">
          <table:table-cell table:number-columns-repeated="6"/>
          <table:table-cell table:style-name="ce8"/>
          <table:table-cell table:style-name="ce6"/>
          <table:table-cell/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kg</text:p>
          </table:table-cell>
        </table:table-row>
        <table:table-row table:style-name="ro3">
          <table:table-cell table:style-name="ce7" office:value-type="string" calcext:value-type="string" table:number-columns-spanned="2" table:number-rows-spanned="1">
            <text:p>provinci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4" draw:text-style-name="P2" svg:width="4.783cm" svg:height="1.781cm" svg:x="16.108cm" svg:y="2.271cm" draw:caption-point-x="-0.61cm" draw:caption-point-y="1.51cm">
              <dc:date>2013-12-14T00:00:00</dc:date>
              <text:p text:style-name="P2"><text:span text:style-name="T1">Unita di misura</text:span></text:p>
              <text:p text:style-name="P2"><text:span text:style-name="T1"/></text:p>
              <text:p text:style-name="P2"><text:span text:style-name="T1">Specifica le varie unità di misura degli articoli</text:span></text:p>
            </office:annotation>
            <text:p>unita_misur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text:p>aspetto_beni</text:p>
          </table:table-cell>
          <table:covered-table-cell table:style-name="ce5"/>
          <table:table-cell/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mt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mtq</text:p>
          </table:table-cell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4" office:value-type="string" calcext:value-type="string">
            <text:p>pz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table:style-name="ce7" office:value-type="string" calcext:value-type="string" table:number-columns-spanned="2" table:number-rows-spanned="1">
            <text:p>cap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4" draw:text-style-name="P2" svg:width="5.153cm" svg:height="1.781cm" svg:x="16.108cm" svg:y="4.165cm" draw:caption-point-x="-0.61cm" draw:caption-point-y="1.51cm">
              <dc:date>2013-12-14T00:00:00</dc:date>
              <text:p text:style-name="P2"><text:span text:style-name="T1">Sede magazzino</text:span></text:p>
              <text:p text:style-name="P2"><text:span text:style-name="T1"/></text:p>
              <text:p text:style-name="P2"><text:span text:style-name="T1">Utilizzata per specificare la locazione degli articoli</text:span></text:p>
            </office:annotation>
            <text:p>sede_magazzino</text:p>
          </table:table-cell>
          <table:covered-table-cell table:style-name="ce5"/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3">
          <table:table-cell table:style-name="ce7" office:value-type="string" calcext:value-type="string" table:number-columns-spanned="2" table:number-rows-spanned="1">
            <text:p>stato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Stato promemoria</text:p>
          </table:table-cell>
          <table:covered-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 table:number-columns-spanned="2" table:number-rows-spanned="1">
            <text:p>banca</text:p>
          </table:table-cell>
          <table:covered-table-cell table:style-name="ce5"/>
          <table:table-cell/>
          <table:table-cell table:style-name="ce7" office:value-type="string" calcext:value-type="string" table:number-columns-spanned="2" table:number-rows-spanned="1">
            <office:annotation draw:style-name="gr3" draw:text-style-name="P2" svg:width="6.502cm" svg:height="2.176cm" svg:x="16.108cm" svg:y="7.936cm" draw:caption-point-x="-0.61cm" draw:caption-point-y="1.493cm">
              <dc:date>2013-12-14T00:00:00</dc:date>
              <text:p text:style-name="P2"><text:span text:style-name="T1">Codice IVA</text:span></text:p>
              <text:p text:style-name="P2"><text:span text:style-name="T1"/></text:p>
              <text:p text:style-name="P2"><text:span text:style-name="T1">Il campo descrizione ha un controllo dove il valore del campo deve essere maggiore di 0</text:span></text:p>
            </office:annotation>
            <text:p>cod_iva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NUMERIC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3">
          <table:table-cell table:style-name="ce7" office:value-type="string" calcext:value-type="string" table:number-columns-spanned="2" table:number-rows-spanned="1">
            <text:p>agenzia</text:p>
          </table:table-cell>
          <table:covered-table-cell table:style-name="ce5"/>
          <table:table-cell/>
          <table:table-cell table:style-name="ce9" office:value-type="string" calcext:value-type="string" table:number-columns-spanned="2" table:number-rows-spanned="1">
            <text:p>tipo_pagamento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escr</text:p>
          </table:table-cell>
          <table:table-cell table:style-name="ce5" office:value-type="string" calcext:value-type="string">
            <text:p>TEXT UNIQUE NOT NULL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 UNIQUE NOT NU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7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nagrafica" table:style-name="ta1" table:print="false">
        <table:table-column table:style-name="co11" table:default-cell-style-name="ce8"/>
        <table:table-column table:style-name="co12" table:default-cell-style-name="ce6"/>
        <table:table-column table:style-name="co13" table:default-cell-style-name="Default"/>
        <table:table-column table:style-name="co14" table:default-cell-style-name="ce8"/>
        <table:table-column table:style-name="co4" table:default-cell-style-name="ce6"/>
        <table:table-column table:style-name="co5" table:default-cell-style-name="ce6"/>
        <table:table-column table:style-name="co15" table:default-cell-style-name="Default"/>
        <table:table-column table:style-name="co16" table:default-cell-style-name="ce8"/>
        <table:table-column table:style-name="co5" table:number-columns-repeated="2" table:default-cell-style-name="ce6"/>
        <table:table-column table:style-name="co17" table:default-cell-style-name="Default"/>
        <table:table-row table:style-name="ro3">
          <table:table-cell table:style-name="ce14" office:value-type="string" calcext:value-type="string" table:number-columns-spanned="2" table:number-rows-spanned="1">
            <text:p>agenti</text:p>
          </table:table-cell>
          <table:covered-table-cell table:style-name="ce15"/>
          <table:table-cell/>
          <table:table-cell table:style-name="ce1" office:value-type="string" calcext:value-type="string" table:number-columns-spanned="3" table:number-rows-spanned="1">
            <text:p>Cliente/Fornitore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ERIAL PRIMARY KEY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16" office:value-type="string" calcext:value-type="string">
            <text:p>fornitore</text:p>
          </table:table-cell>
          <table:table-cell table:style-name="ce5" office:value-type="string" calcext:value-type="string">
            <text:p>BOOL NOT NULL</text:p>
          </table:table-cell>
          <table:table-cell table:style-name="ce17" table:number-columns-spanned="1" table:number-rows-spanned="2">
            <office:annotation office:display="true" draw:style-name="gr5" draw:text-style-name="P2" svg:width="5.955cm" svg:height="1.745cm" svg:x="19.895cm" svg:y="0.966cm" draw:caption-point-x="-0.503cm" draw:caption-point-y="0.067cm">
              <dc:date>2012-04-09T00:00:00</dc:date>
              <text:p text:style-name="P1"><text:span text:style-name="T1">Questi due campi indicano la tipologia del record, Che puo' essere un cliente, un fornitore o entrambi</text:span></text:p>
            </office:annotation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 NOT NULL</text:p>
          </table:table-cell>
          <table:table-cell/>
          <table:table-cell table:style-name="ce16" office:value-type="string" calcext:value-type="string">
            <text:p>cliente</text:p>
          </table:table-cell>
          <table:table-cell table:style-name="ce5" office:value-type="string" calcext:value-type="string">
            <text:p>BOOL NOT NULL</text:p>
          </table:table-cell>
          <table:covered-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2" office:value-type="string" calcext:value-type="string">
            <text:p>rag_sociale</text:p>
          </table:table-cell>
          <table:table-cell table:style-name="ce5" office:value-type="string" calcext:value-type="string">
            <text:p>TEXT UNIQUE NOT NULL</text:p>
          </table:table-cell>
          <table:table-cell table:style-name="ce5"/>
          <table:table-cell table:number-columns-repeated="5"/>
        </table:table-row>
        <table:table-row table:style-name="ro5">
          <table:table-cell table:style-name="ce3" office:value-type="string" calcext:value-type="string">
            <text:p>ce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Id_tipo_ditt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TipoDitta" xlink:type="simple">tipo_ditta.id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nom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cognom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Indirizz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Id_citt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itta" xlink:type="simple">citta.id</text:a>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Id_provincia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Provincia" xlink:type="simple">provincia.id</text:a>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Id_ca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Cap" xlink:type="simple">cap.id</text:a>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Id_stato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<text:a xlink:href="#Stato" xlink:type="simple">stato.id</text:a>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cod_fisc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prt_iva</text:p>
          </table:table-cell>
          <table:table-cell table:style-name="ce5" office:value-type="string" calcext:value-type="string">
            <text:p>TEXT NOT NULL</text:p>
          </table:table-cell>
          <table:table-cell table:style-name="ce5"/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Id_agent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Agente" xlink:type="simple">agente.id</text:a>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te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fax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ce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sito_web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banc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genzia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conto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swift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Iba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5">
          <table:table-cell table:number-columns-repeated="3"/>
          <table:table-cell table:style-name="ce3" office:value-type="string" calcext:value-type="string">
            <text:p>dest_merc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not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5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gazzino" table:style-name="ta1" table:print="false">
        <table:table-column table:style-name="co39" table:default-cell-style-name="ce28"/>
        <table:table-column table:style-name="co5" table:default-cell-style-name="ce30"/>
        <table:table-column table:style-name="co40" table:default-cell-style-name="ce30"/>
        <table:table-column table:style-name="co41" table:default-cell-style-name="Default"/>
        <table:table-column table:style-name="co42" table:default-cell-style-name="ce28"/>
        <table:table-column table:style-name="co5" table:default-cell-style-name="ce30"/>
        <table:table-column table:style-name="co43" table:default-cell-style-name="ce30"/>
        <table:table-column table:style-name="co44" table:default-cell-style-name="Default"/>
        <table:table-column table:style-name="co45" table:default-cell-style-name="ce28"/>
        <table:table-column table:style-name="co5" table:default-cell-style-name="ce30"/>
        <table:table-column table:style-name="co46" table:default-cell-style-name="Default"/>
        <table:table-row table:style-name="ro3">
          <table:table-cell table:style-name="ce26" office:value-type="string" calcext:value-type="string" table:number-columns-spanned="3" table:number-rows-spanned="1">
            <text:p>Articolo</text:p>
          </table:table-cell>
          <table:covered-table-cell table:number-columns-repeated="2" table:style-name="ce29"/>
          <table:table-cell/>
          <table:table-cell table:style-name="ce26" office:value-type="string" calcext:value-type="string" table:number-columns-spanned="3" table:number-rows-spanned="1">
            <text:p>Listino</text:p>
          </table:table-cell>
          <table:covered-table-cell table:number-columns-repeated="2" table:style-name="ce29"/>
          <table:table-cell/>
          <table:table-cell table:style-name="ce31" office:value-type="string" calcext:value-type="string" table:number-columns-spanned="3" table:number-rows-spanned="1">
            <text:p>Storico</text:p>
          </table:table-cell>
          <table:covered-table-cell table:number-columns-repeated="2"/>
        </table:table-row>
        <table:table-row table:style-name="ro1">
          <table:table-cell table:style-name="ce27" office:value-type="string" calcext:value-type="string">
            <text:p>Id</text:p>
          </table:table-cell>
          <table:table-cell table:style-name="ce29" office:value-type="string" calcext:value-type="string">
            <text:p>INT</text:p>
          </table:table-cell>
          <table:table-cell table:style-name="ce29"/>
          <table:table-cell/>
          <table:table-cell table:style-name="ce27" office:value-type="string" calcext:value-type="string">
            <text:p>Id_articolo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Articolo" xlink:type="simple">articolo.id</text:a></text:p>
          </table:table-cell>
          <table:table-cell/>
          <table:table-cell table:style-name="ce27" office:value-type="string" calcext:value-type="string">
            <text:p>Id_articolo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Articolo" xlink:type="simple">articolo.id</text:a></text:p>
          </table:table-cell>
        </table:table-row>
        <table:table-row table:style-name="ro5">
          <table:table-cell table:style-name="ce27" office:value-type="string" calcext:value-type="string">
            <text:p>Descrizion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Id_fornitore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ClienteFornitore" xlink:type="simple">clientefornitore.id</text:a></text:p>
          </table:table-cell>
          <table:table-cell/>
          <table:table-cell table:style-name="ce27" office:value-type="string" calcext:value-type="string">
            <text:p>Id_fornitore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ClienteFornitore" xlink:type="simple">clientefornitore.id</text:a></text:p>
          </table:table-cell>
        </table:table-row>
        <table:table-row table:style-name="ro1">
          <table:table-cell table:style-name="ce27" office:value-type="string" calcext:value-type="string">
            <text:p>Marca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Marca" xlink:type="simple">marca.id</text:a></text:p>
          </table:table-cell>
          <table:table-cell/>
          <table:table-cell table:style-name="ce27" office:value-type="string" calcext:value-type="string">
            <text:p>Data arrivo</text:p>
          </table:table-cell>
          <table:table-cell table:style-name="ce29" office:value-type="string" calcext:value-type="string">
            <text:p>DATE</text:p>
          </table:table-cell>
          <table:table-cell table:style-name="ce29"/>
          <table:table-cell/>
          <table:table-cell table:style-name="ce27" office:value-type="string" calcext:value-type="string">
            <text:p>Data arrivo</text:p>
          </table:table-cell>
          <table:table-cell table:style-name="ce29" office:value-type="string" calcext:value-type="string">
            <text:p>DATE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Modello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Quantit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ce27" office:value-type="string" calcext:value-type="string">
            <text:p>Quantita</text:p>
          </table:table-cell>
          <table:table-cell table:style-name="ce29" office:value-type="string" calcext:value-type="string">
            <text:p>DECIMAL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Codice articolo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Prezzo acquisto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ce27" office:value-type="string" calcext:value-type="string">
            <text:p>Prezzo acquisto</text:p>
          </table:table-cell>
          <table:table-cell table:style-name="ce29" office:value-type="string" calcext:value-type="string">
            <text:p>DECIMAL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Codice a barr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Sconto fornitor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Sconto fornitore</text:p>
          </table:table-cell>
          <table:table-cell table:style-name="ce29" office:value-type="string" calcext:value-type="string">
            <text:p>TEXT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Id_categoria_merce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CategoriaMerce" xlink:type="simple">categoria_merce.id</text:a></text:p>
          </table:table-cell>
          <table:table-cell/>
          <table:table-cell table:style-name="ce27" office:value-type="string" calcext:value-type="string">
            <text:p>IV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ce27" office:value-type="string" calcext:value-type="string">
            <text:p>IVA</text:p>
          </table:table-cell>
          <table:table-cell table:style-name="ce29" office:value-type="string" calcext:value-type="string">
            <text:p>DECIMAL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Id_unita_misura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UnitaDiMisura" xlink:type="simple">unita_misura.id</text:a></text:p>
          </table:table-cell>
          <table:table-cell/>
          <table:table-cell table:style-name="ce27" office:value-type="string" calcext:value-type="string">
            <text:p>Ricarico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ce27" office:value-type="string" calcext:value-type="string">
            <text:p>Ricarico</text:p>
          </table:table-cell>
          <table:table-cell table:style-name="ce29" office:value-type="string" calcext:value-type="string">
            <text:p>DECIMAL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Scorta minim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ce27" office:value-type="string" calcext:value-type="string">
            <text:p>Prezzo finito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ce27" office:value-type="string" calcext:value-type="string">
            <text:p>Prezzo finito</text:p>
          </table:table-cell>
          <table:table-cell table:style-name="ce29" office:value-type="string" calcext:value-type="string">
            <text:p>DECIMAL</text:p>
          </table:table-cell>
          <table:table-cell table:style-name="ce29"/>
        </table:table-row>
        <table:table-row table:style-name="ro2">
          <table:table-cell table:style-name="ce27" office:value-type="string" calcext:value-type="string">
            <text:p>Codice_Iva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IVA" xlink:type="simple">iva.id</text:a></text:p>
          </table:table-cell>
          <table:table-cell/>
          <table:table-cell table:style-name="ce27" office:value-type="string" calcext:value-type="string">
            <text:p>Fattura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Fattura</text:p>
          </table:table-cell>
          <table:table-cell table:style-name="ce29" office:value-type="string" calcext:value-type="string">
            <text:p>TEXT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Id_sede_magazzino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SedeMagazzino" xlink:type="simple">sede_magazzino.id</text:a>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Not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8">
          <table:table-cell table:number-columns-repeated="5"/>
          <table:table-cell table:style-name="ce32" office:value-type="string" calcext:value-type="string">
            <text:p>L'unica differenza con Listino e Storico e che il primo non </text:p>
            <text:p>permette di avere coppie id_articolo e id_fornitori uguali</text:p>
          </table:table-cell>
          <table:table-cell table:number-columns-repeated="5"/>
        </table:table-row>
        <table:table-row table:style-name="ro2" table:number-rows-repeated="3">
          <table:table-cell table:number-columns-repeated="11"/>
        </table:table-row>
        <table:table-row table:style-name="ro9">
          <table:table-cell table:style-name="ce26" office:value-type="string" calcext:value-type="string" table:number-columns-spanned="3" table:number-rows-spanned="1">
            <text:p>Magazzino</text:p>
          </table:table-cell>
          <table:covered-table-cell table:number-columns-repeated="2" table:style-name="ce29"/>
          <table:table-cell/>
          <table:table-cell table:style-name="ce31" office:value-type="string" calcext:value-type="string" table:number-columns-spanned="3" table:number-rows-spanned="1">
            <text:p>Storico</text:p>
          </table:table-cell>
          <table:covered-table-cell/>
          <table:covered-table-cell table:style-name="Default"/>
          <table:table-cell/>
          <table:table-cell table:style-name="Default"/>
          <table:table-cell table:number-columns-repeated="2"/>
        </table:table-row>
        <table:table-row table:style-name="ro10">
          <table:table-cell table:style-name="ce27" office:value-type="string" calcext:value-type="string">
            <text:p>Id</text:p>
          </table:table-cell>
          <table:table-cell table:style-name="ce29" office:value-type="string" calcext:value-type="string">
            <text:p>INT</text:p>
          </table:table-cell>
          <table:table-cell table:style-name="ce29"/>
          <table:table-cell/>
          <table:table-cell table:style-name="ce27" office:value-type="string" calcext:value-type="string">
            <text:p>Id_articolo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Articolo" xlink:type="simple">articolo.id</text:a>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27" office:value-type="string" calcext:value-type="string">
            <text:p>Descrizion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Data arrivo</text:p>
          </table:table-cell>
          <table:table-cell table:style-name="ce29" office:value-type="string" calcext:value-type="string">
            <text:p>DATE</text:p>
          </table:table-cell>
          <table:table-cell table:style-name="ce29"/>
          <table:table-cell/>
          <table:table-cell table:style-name="Default"/>
          <table:table-cell table:number-columns-repeated="2"/>
        </table:table-row>
        <table:table-row table:style-name="ro10">
          <table:table-cell table:style-name="ce27" office:value-type="string" calcext:value-type="string">
            <text:p>Id_fornitore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ClienteFornitore" xlink:type="simple">clientefornitore.id</text:a></text:p>
          </table:table-cell>
          <table:table-cell/>
          <table:table-cell table:style-name="ce27" office:value-type="string" calcext:value-type="string">
            <text:p>Quantit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Default"/>
          <table:table-cell table:number-columns-repeated="2"/>
        </table:table-row>
        <table:table-row table:style-name="ro10">
          <table:table-cell table:style-name="ce27" office:value-type="string" calcext:value-type="string">
            <text:p>Marca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Marca" xlink:type="simple">marca.id</text:a></text:p>
          </table:table-cell>
          <table:table-cell/>
          <table:table-cell table:style-name="ce27" office:value-type="string" calcext:value-type="string">
            <text:p>Imponibil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7" office:value-type="string" calcext:value-type="string">
            <text:p>Modello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IV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7" office:value-type="string" calcext:value-type="string">
            <text:p>Codice articolo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Prezzo finito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7" office:value-type="string" calcext:value-type="string">
            <text:p>Codice fornitor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Prezzo vendit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7" office:value-type="string" calcext:value-type="string">
            <text:p>Codice a barr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ce27" office:value-type="string" calcext:value-type="string">
            <text:p>Fattura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Default"/>
          <table:table-cell table:number-columns-repeated="2"/>
        </table:table-row>
        <table:table-row table:style-name="ro10">
          <table:table-cell table:style-name="ce27" office:value-type="string" calcext:value-type="string">
            <text:p>Id_categoria_merce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CategoriaMerce" xlink:type="simple">categoria_merce.id</text:a>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0">
          <table:table-cell table:style-name="ce27" office:value-type="string" calcext:value-type="string">
            <text:p>Codice_Iva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IVA" xlink:type="simple">iva.id</text:a>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0">
          <table:table-cell table:style-name="ce27" office:value-type="string" calcext:value-type="string">
            <text:p>Id_sede_magazzino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SedeMagazzino" xlink:type="simple">sede_magazzino.id</text:a>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27" office:value-type="string" calcext:value-type="string">
            <text:p>Id_unita_misura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<text:a xlink:href="#UnitaDiMisura" xlink:type="simple">unita_misura.id</text:a>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Scorta minim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27" office:value-type="string" calcext:value-type="string">
            <text:p>Quantit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7" office:value-type="string" calcext:value-type="string">
            <text:p>Prezzo acquisto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7" office:value-type="string" calcext:value-type="string">
            <text:p>Sconto fornitor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7" office:value-type="string" calcext:value-type="string">
            <text:p>Ricarico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7" office:value-type="string" calcext:value-type="string">
            <text:p>Imponibile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7" office:value-type="string" calcext:value-type="string">
            <text:p>IV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Prezzo finito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7" office:value-type="string" calcext:value-type="string">
            <text:p>Prezzo vendita</text:p>
          </table:table-cell>
          <table:table-cell table:style-name="ce29" office:value-type="string" calcext:value-type="string">
            <text:p>DECIMAL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7" office:value-type="string" calcext:value-type="string">
            <text:p>Fattura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7" office:value-type="string" calcext:value-type="string">
            <text:p>Data arrivo</text:p>
          </table:table-cell>
          <table:table-cell table:style-name="ce29" office:value-type="string" calcext:value-type="string">
            <text:p>DATE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7" office:value-type="string" calcext:value-type="string">
            <text:p>Note</text:p>
          </table:table-cell>
          <table:table-cell table:style-name="ce29" office:value-type="string" calcext:value-type="string">
            <text:p>TEXT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cumenti" table:style-name="ta1" table:print="false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"/>
        <table:table-column table:style-name="co30" table:default-cell-style-name="ce5"/>
        <table:table-column table:style-name="co31" table:default-cell-style-name="Default"/>
        <table:table-column table:style-name="co32" table:default-cell-style-name="ce3"/>
        <table:table-column table:style-name="co2" table:default-cell-style-name="ce4"/>
        <table:table-column table:style-name="co33" table:default-cell-style-name="Default"/>
        <table:table-column table:style-name="co2" table:number-columns-repeated="2" table:default-cell-style-name="Default"/>
        <table:table-row table:style-name="ro6">
          <table:table-cell table:style-name="ce21" office:value-type="string" calcext:value-type="string" table:number-columns-spanned="3" table:number-rows-spanned="1">
            <text:p>Fattura immediata</text:p>
          </table:table-cell>
          <table:covered-table-cell table:number-columns-repeated="2" table:style-name="ce4"/>
          <table:table-cell/>
          <table:table-cell table:style-name="ce22" office:value-type="string" calcext:value-type="string" table:number-columns-spanned="2" table:number-rows-spanned="1">
            <text:p>Fattura immediata dettaglio</text:p>
          </table:table-cell>
          <table:covered-table-cell table:style-name="ce23"/>
          <table:table-cell/>
          <table:table-cell table:style-name="ce24" office:value-type="string" calcext:value-type="string" table:number-columns-spanned="2" table:number-rows-spanned="1">
            <text:p>Documento di trasporto (DDT)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DDT Dettaglio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/>
          <table:table-cell office:value-type="string" calcext:value-type="string">
            <text:p>id_fattu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dd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codice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numero_fattura</text:p>
          </table:table-cell>
          <table:table-cell table:style-name="ce5" office:value-type="string" calcext:value-type="string">
            <office:annotation draw:style-name="gr1" draw:text-style-name="P2" svg:width="2.899cm" svg:height="1.386cm" svg:x="6.389cm" svg:y="0cm" draw:caption-point-x="-0.61cm" draw:caption-point-y="0.948cm">
              <dc:date>2012-04-06T00:00:00</dc:date>
              <text:p text:style-name="P2"><text:span text:style-name="T1">Questo si resetta a ogni anno fiscale</text:span></text:p>
            </office:annotation>
            <text:p>INT</text:p>
          </table:table-cell>
          <table:table-cell table:style-name="ce5"/>
          <table:table-cell/>
          <table:table-cell office:value-type="string" calcext:value-type="string">
            <text:p>id_articol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r_fattura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4" office:value-type="string" calcext:value-type="string">
            <text:p>TEXT</text:p>
          </table:table-cell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/>
          <table:table-cell office:value-type="string" calcext:value-type="string">
            <text:p>descrizion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id_client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quantità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id_client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ClienteFornitore" xlink:type="simple">clientefornitore.id</text:a></text:p>
          </table:table-cell>
          <table:table-cell/>
          <table:table-cell office:value-type="string" calcext:value-type="string">
            <text:p>quantit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casuale_di_traspor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disponibilità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5">
          <table:table-cell table:style-name="ce3" office:value-type="string" calcext:value-type="string">
            <text:p>id_pagamento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<text:a xlink:href="#TipoPagamento" xlink:type="simple">tipo_pagamento.id</text:a></text:p>
          </table:table-cell>
          <table:table-cell/>
          <table:table-cell office:value-type="string" calcext:value-type="string">
            <text:p>prezzo unità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id_aspetto_beni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scont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Annotazioni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liquota iv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nr_colli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mponibi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DECIM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v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id_vettor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d_resa_merc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destinazion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</table:table>
      <table:table table:name="Contabilita" table:style-name="ta1" table:print="false">
        <table:table-column table:style-name="co34" table:default-cell-style-name="ce8"/>
        <table:table-column table:style-name="co35" table:default-cell-style-name="ce6"/>
        <table:table-column table:style-name="co36" table:default-cell-style-name="Default"/>
        <table:table-column table:style-name="co5" table:default-cell-style-name="ce8"/>
        <table:table-column table:style-name="co5" table:default-cell-style-name="ce6"/>
        <table:table-column table:style-name="co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Prima nota</text:p>
          </table:table-cell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Promemoria</text:p>
          </table:table-cell>
          <table:covered-table-cell table:style-name="ce5"/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Buono merce</text:p>
          </table:table-cell>
          <table:covered-table-cell table:style-name="ce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4"/>
          <table:table-cell/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</table:table-row>
        <table:table-row table:style-name="ro5"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3" office:value-type="string" calcext:value-type="string">
            <text:p>stato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<text:a xlink:href="#StatoPromemoria" xlink:type="simple">stato.id</text:a></text:p>
          </table:table-cell>
          <table:table-cell/>
          <table:table-cell table:style-name="ce3" office:value-type="string" calcext:value-type="string">
            <text:p>data_emissione</text:p>
          </table:table-cell>
          <table:table-cell table:style-name="ce4" office:value-type="string" calcext:value-type="string">
            <text:p>DATE</text:p>
          </table:table-cell>
        </table:table-row>
        <table:table-row table:style-name="ro1"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/>
          <table:table-cell table:style-name="ce3" office:value-type="string" calcext:value-type="string">
            <text:p>descrizione</text:p>
          </table:table-cell>
          <table:table-cell table:style-name="ce5" office:value-type="string" calcext:value-type="string">
            <text:p>TEXT</text:p>
          </table:table-cell>
          <table:table-cell table:style-name="ce4"/>
          <table:table-cell/>
          <table:table-cell table:style-name="ce3" office:value-type="string" calcext:value-type="string">
            <text:p>importo</text:p>
          </table:table-cell>
          <table:table-cell table:style-name="ce4" office:value-type="string" calcext:value-type="string">
            <text:p>DECIMAL</text:p>
          </table:table-cell>
        </table:table-row>
        <table:table-row table:style-name="ro1">
          <table:table-cell table:style-name="ce3" office:value-type="string" calcext:value-type="string">
            <text:p>Entrate Cassa</text:p>
          </table:table-cell>
          <table:table-cell table:style-name="ce5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DATE</text:p>
          </table:table-cell>
          <table:table-cell table:style-name="ce4"/>
          <table:table-cell/>
          <table:table-cell table:style-name="ce25" office:value-type="string" calcext:value-type="string">
            <text:p>riscosso</text:p>
          </table:table-cell>
          <table:table-cell table:style-name="ce4" office:value-type="string" calcext:value-type="string">
            <text:p>BOOLEAN</text:p>
          </table:table-cell>
        </table:table-row>
        <table:table-row table:style-name="ro1">
          <table:table-cell table:style-name="ce3" office:value-type="string" calcext:value-type="string">
            <text:p>Uscite Cassa</text:p>
          </table:table-cell>
          <table:table-cell table:style-name="ce5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preavviso</text:p>
          </table:table-cell>
          <table:table-cell table:style-name="ce5" office:value-type="string" calcext:value-type="string">
            <text:p>INT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Entrate Banca</text:p>
          </table:table-cell>
          <table:table-cell table:style-name="ce5" office:value-type="string" calcext:value-type="string">
            <text:p>DECIM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Uscite Banca</text:p>
          </table:table-cell>
          <table:table-cell table:style-name="ce5" office:value-type="string" calcext:value-type="string">
            <text:p>DECIMAL</text:p>
          </table:table-cell>
          <table:table-cell table:number-columns-repeated="7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Agente" table:target-range-address="Anagrafica.A1:Anagrafica.B7" table:orientation="column"/>
        <table:database-range table:name="Agenzia" table:target-range-address="Tabelle.A25:Tabelle.B27" table:orientation="column"/>
        <table:database-range table:name="Articolo" table:target-range-address="Magazzino.A1:Magazzino.C13" table:orientation="column"/>
        <table:database-range table:name="AspettoBeni" table:target-range-address="Tabelle.G9:Tabelle.H11" table:orientation="column"/>
        <table:database-range table:name="Banca" table:target-range-address="Tabelle.A21:Tabelle.B23" table:orientation="column"/>
        <table:database-range table:name="Cap" table:target-range-address="Tabelle.A13:Tabelle.B15" table:orientation="column"/>
        <table:database-range table:name="CasualeTrasporto" table:target-range-address="Tabelle.G1:Tabelle.H3" table:orientation="column"/>
        <table:database-range table:name="CategoriaMerce" table:target-range-address="Tabelle.D5:Tabelle.E7" table:orientation="column"/>
        <table:database-range table:name="Citta" table:target-range-address="Tabelle.A5:Tabelle.B7" table:orientation="column"/>
        <table:database-range table:name="ClienteFornitore" table:target-range-address="Anagrafica.D1:Anagrafica.F28" table:orientation="column"/>
        <table:database-range table:name="IVA" table:target-range-address="Tabelle.D21:Tabelle.E23" table:orientation="column"/>
        <table:database-range table:name="Marca" table:target-range-address="Tabelle.D1:Tabelle.E3" table:orientation="column"/>
        <table:database-range table:name="Provincia" table:target-range-address="Tabelle.A9:Tabelle.B11" table:orientation="column"/>
        <table:database-range table:name="ResaMerce" table:target-range-address="Tabelle.G13:Tabelle.H15" table:orientation="column"/>
        <table:database-range table:name="SedeMagazzino" table:target-range-address="Tabelle.D13:Tabelle.E15" table:orientation="column"/>
        <table:database-range table:name="Stato" table:target-range-address="Tabelle.A17:Tabelle.B19" table:orientation="column"/>
        <table:database-range table:name="StatoPromemoria" table:target-range-address="Tabelle.D17:Tabelle.E19" table:orientation="column"/>
        <table:database-range table:name="TipoDitta" table:target-range-address="Tabelle.A1:Tabelle.B3" table:orientation="column"/>
        <table:database-range table:name="TipoPagamento" table:target-range-address="Tabelle.D25:Tabelle.E27" table:orientation="column"/>
        <table:database-range table:name="UnitaDiMisura" table:target-range-address="Tabelle.D9:Tabelle.E11" table:orientation="column"/>
        <table:database-range table:name="Vettore" table:target-range-address="Tabelle.G5:Tabelle.H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2T15:42:07</meta:creation-date>
    <dc:date>2014-01-02T12:11:56.955711563</dc:date>
    <meta:editing-duration>PT5H45M42S</meta:editing-duration>
    <meta:editing-cycles>39</meta:editing-cycles>
    <meta:generator>LibreOffice/4.1.3.2$Linux_x86 LibreOffice_project/410m0$Build-2</meta:generator>
    <dc:creator>kvsd </dc:creator>
    <meta:document-statistic meta:table-count="7" meta:cell-count="469" meta:object-count="0"/>
  </office:meta>
</office:document-meta>
</file>